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7"/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3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4222" calcext:value-type="float">
            <text:p>4222</text:p>
          </table:table-cell>
          <table:table-cell office:value-type="float" office:value="5544" calcext:value-type="float">
            <text:p>5544</text:p>
          </table:table-cell>
          <table:table-cell office:value-type="float" office:value="6602" calcext:value-type="float">
            <text:p>6602</text:p>
          </table:table-cell>
          <table:table-cell office:value-type="float" office:value="7700" calcext:value-type="float">
            <text:p>77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UT MW</text:p>
          </table:table-cell>
          <table:table-cell office:value-type="float" office:value="3807.2" calcext:value-type="float">
            <text:p>3807.2</text:p>
          </table:table-cell>
          <table:table-cell office:value-type="float" office:value="4903.1" calcext:value-type="float">
            <text:p>4903.1</text:p>
          </table:table-cell>
          <table:table-cell office:value-type="float" office:value="5934.7" calcext:value-type="float">
            <text:p>5934.7</text:p>
          </table:table-cell>
          <table:table-cell office:value-type="float" office:value="6813.4" calcext:value-type="float">
            <text:p>681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UT Client</text:p>
          </table:table-cell>
          <table:table-cell office:value-type="float" office:value="4090" calcext:value-type="float">
            <text:p>4090</text:p>
          </table:table-cell>
          <table:table-cell office:value-type="float" office:value="5780.7" calcext:value-type="float">
            <text:p>5780.7</text:p>
          </table:table-cell>
          <table:table-cell office:value-type="float" office:value="6353" calcext:value-type="float">
            <text:p>6353</text:p>
          </table:table-cell>
          <table:table-cell office:value-type="float" office:value="7225.3" calcext:value-type="float">
            <text:p>722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UT Derived</text:p>
          </table:table-cell>
          <table:table-cell office:value-type="float" office:value="4193" calcext:value-type="float">
            <text:p>4193</text:p>
          </table:table-cell>
          <table:table-cell office:value-type="float" office:value="5464" calcext:value-type="float">
            <text:p>5464</text:p>
          </table:table-cell>
          <table:table-cell office:value-type="float" office:value="6643" calcext:value-type="float">
            <text:p>6643</text:p>
          </table:table-cell>
          <table:table-cell office:value-type="float" office:value="7642" calcext:value-type="float">
            <text:p>76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[RT]</text:p>
          </table:table-cell>
          <table:table-cell table:style-name="ce2" office:value-type="float" office:value="57.23" calcext:value-type="float">
            <text:p>57.23</text:p>
          </table:table-cell>
          <table:table-cell office:value-type="float" office:value="43.92" calcext:value-type="float">
            <text:p>43.92</text:p>
          </table:table-cell>
          <table:table-cell office:value-type="float" office:value="36.13" calcext:value-type="float">
            <text:p>36.13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Q len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Q Wait</text:p>
          </table:table-cell>
          <table:table-cell office:value-type="float" office:value="19.258" calcext:value-type="float">
            <text:p>19.258</text:p>
          </table:table-cell>
          <table:table-cell office:value-type="float" office:value="8.545" calcext:value-type="float">
            <text:p>8.545</text:p>
          </table:table-cell>
          <table:table-cell office:value-type="float" office:value="3.476" calcext:value-type="float">
            <text:p>3.476</text:p>
          </table:table-cell>
          <table:table-cell office:value-type="float" office:value="1.026" calcext:value-type="float">
            <text:p>1.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Throughput</text:p>
          </table:table-cell>
          <table:table-cell office:value-type="float" office:value="4222" calcext:value-type="float">
            <text:p>4222</text:p>
          </table:table-cell>
          <table:table-cell office:value-type="float" office:value="5544" calcext:value-type="float">
            <text:p>5544</text:p>
          </table:table-cell>
          <table:table-cell office:value-type="float" office:value="6602" calcext:value-type="float">
            <text:p>6602</text:p>
          </table:table-cell>
          <table:table-cell office:value-type="float" office:value="7700" calcext:value-type="float">
            <text:p>77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ho</text:p>
          </table:table-cell>
          <table:table-cell office:value-type="float" office:value="0.90175272382757" calcext:value-type="float">
            <text:p>0.9017527238</text:p>
          </table:table-cell>
          <table:table-cell office:value-type="float" office:value="0.884397546897547" calcext:value-type="float">
            <text:p>0.8843975469</text:p>
          </table:table-cell>
          <table:table-cell office:value-type="float" office:value="0.898924568312632" calcext:value-type="float">
            <text:p>0.8989245683</text:p>
          </table:table-cell>
          <table:table-cell office:value-type="float" office:value="0.884857142857143" calcext:value-type="float">
            <text:p>0.88485714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/M/1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il = TP_MW/MAX_TP</text:p>
          </table:table-cell>
          <table:table-cell table:style-name="ce3" table:formula="of:=[.B4]/[.B10]" office:value-type="float" office:value="0.90175272382757" calcext:value-type="float">
            <text:p>0.902</text:p>
          </table:table-cell>
          <table:table-cell table:style-name="ce3" table:formula="of:=[.C4]/[.C10]" office:value-type="float" office:value="0.884397546897547" calcext:value-type="float">
            <text:p>0.884</text:p>
          </table:table-cell>
          <table:table-cell table:style-name="ce3" table:formula="of:=[.D4]/[.D10]" office:value-type="float" office:value="0.898924568312632" calcext:value-type="float">
            <text:p>0.899</text:p>
          </table:table-cell>
          <table:table-cell table:style-name="ce3" table:formula="of:=[.E4]/[.E10]" office:value-type="float" office:value="0.884857142857143" calcext:value-type="float">
            <text:p>0.88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H12]*[.H11])^[.G14]/ FACT([.G14])" office:value-type="float" office:value="7.21402179062056" calcext:value-type="float">
            <text:p>7.2140217906</text:p>
          </table:table-cell>
          <table:table-cell table:formula="of:=([.I12]*[.I11])^[.G14]/ FACT([.G14])" office:value-type="float" office:value="14.1503607503608" calcext:value-type="float">
            <text:p>14.1503607504</text:p>
          </table:table-cell>
          <table:table-cell table:formula="of:=(32*0.898924568312632)^[.G14]/FACT([.G14])" office:value-type="float" office:value="28.7655861860042" calcext:value-type="float">
            <text:p>28.765586186</text:p>
          </table:table-cell>
          <table:table-cell table:formula="of:=(64*0.8848571429)^[.G14]/FACT([.G14])" office:value-type="float" office:value="56.6308571456" calcext:value-type="float">
            <text:p>56.6308571456</text:p>
          </table:table-cell>
        </table:table-row>
        <table:table-row table:style-name="ro1">
          <table:table-cell office:value-type="string" calcext:value-type="string">
            <text:p>Mean number of jobs in sys</text:p>
          </table:table-cell>
          <table:table-cell table:style-name="ce3" table:formula="of:=[.B14]/(1-[.B14])" office:value-type="float" office:value="9.17839922854388" calcext:value-type="float">
            <text:p>9.178</text:p>
          </table:table-cell>
          <table:table-cell table:style-name="ce3" table:formula="of:=[.C14]/(1-[.C14])" office:value-type="float" office:value="7.6503354657513" calcext:value-type="float">
            <text:p>7.650</text:p>
          </table:table-cell>
          <table:table-cell table:style-name="ce3" table:formula="of:=[.D14]/(1-[.D14])" office:value-type="float" office:value="8.89360107897497" calcext:value-type="float">
            <text:p>8.894</text:p>
          </table:table-cell>
          <table:table-cell table:style-name="ce3" table:formula="of:=[.E14]/(1-[.E14])" office:value-type="float" office:value="7.6848635235732" calcext:value-type="float">
            <text:p>7.6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H12]*[.H11])^[.G15]/ FACT([.G15])" office:value-type="float" office:value="26.0210551977741" calcext:value-type="float">
            <text:p>26.0210551978</text:p>
          </table:table-cell>
          <table:table-cell table:formula="of:=([.I12]*[.I11])^[.G15]/ FACT([.G15])" office:value-type="float" office:value="100.116354682675" calcext:value-type="float">
            <text:p>100.1163546827</text:p>
          </table:table-cell>
          <table:table-cell table:formula="of:=(32*0.898924568312632)^[.G15]/FACT([.G15])" office:value-type="float" office:value="413.729474312219" calcext:value-type="float">
            <text:p>413.7294743122</text:p>
          </table:table-cell>
          <table:table-cell table:formula="of:=(64*0.8848571429)^[.G15]/FACT([.G15])" office:value-type="float" office:value="1603.52699052268" calcext:value-type="float">
            <text:p>1603.5269905227</text:p>
          </table:table-cell>
        </table:table-row>
        <table:table-row table:style-name="ro1">
          <table:table-cell office:value-type="string" calcext:value-type="string">
            <text:p>Mean number of jobs in q</text:p>
          </table:table-cell>
          <table:table-cell table:style-name="ce3" table:formula="of:=[.B14]^2/(1-[.B14])" office:value-type="float" office:value="8.27664650471631" calcext:value-type="float">
            <text:p>8.277</text:p>
          </table:table-cell>
          <table:table-cell table:style-name="ce3" table:formula="of:=[.C14]^2/(1-[.C14])" office:value-type="float" office:value="6.76593791885375" calcext:value-type="float">
            <text:p>6.766</text:p>
          </table:table-cell>
          <table:table-cell table:style-name="ce3" table:formula="of:=[.D14]^2/(1-[.D14])" office:value-type="float" office:value="7.99467651066233" calcext:value-type="float">
            <text:p>7.995</text:p>
          </table:table-cell>
          <table:table-cell table:style-name="ce3" table:formula="of:=[.E14]^2/(1-[.E14])" office:value-type="float" office:value="6.80000638071605" calcext:value-type="float">
            <text:p>6.800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H12]*[.H11])^[.G16]/ FACT([.G16])" office:value-type="float" office:value="62.572153070561" calcext:value-type="float">
            <text:p>62.5721530706</text:p>
          </table:table-cell>
          <table:table-cell table:formula="of:=([.I12]*[.I11])^[.G16]/ FACT([.G16])" office:value-type="float" office:value="472.22751192364" calcext:value-type="float">
            <text:p>472.2275119236</text:p>
          </table:table-cell>
          <table:table-cell table:formula="of:=(32*0.898924568312632)^[.G16]/FACT([.G16])" office:value-type="float" office:value="3967.05695033945" calcext:value-type="float">
            <text:p>3967.0569503395</text:p>
          </table:table-cell>
          <table:table-cell table:formula="of:=(64*0.8848571429)^[.G16]/FACT([.G16])" office:value-type="float" office:value="30269.7026431345" calcext:value-type="float">
            <text:p>30269.7026431345</text:p>
          </table:table-cell>
        </table:table-row>
        <table:table-row table:style-name="ro1">
          <table:table-cell office:value-type="string" calcext:value-type="string">
            <text:p>Mean RT</text:p>
          </table:table-cell>
          <table:table-cell table:style-name="ce3" table:formula="of:=1000*(1/[.B10])/(1-[.B14])" office:value-type="float" office:value="2.41080038572806" calcext:value-type="float">
            <text:p>2.411</text:p>
          </table:table-cell>
          <table:table-cell table:style-name="ce3" table:formula="of:=1000*(1/[.C10])/(1-[.C14])" office:value-type="float" office:value="1.56030581994071" calcext:value-type="float">
            <text:p>1.560</text:p>
          </table:table-cell>
          <table:table-cell table:style-name="ce3" table:formula="of:=1000*(1/[.D10])/(1-[.D14])" office:value-type="float" office:value="1.49857635246516" calcext:value-type="float">
            <text:p>1.499</text:p>
          </table:table-cell>
          <table:table-cell table:style-name="ce3" table:formula="of:=1000*(1/[.E10])/(1-[.E14])" office:value-type="float" office:value="1.1279043537108" calcext:value-type="float">
            <text:p>1.128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H12]*[.H11])^[.G17]/ FACT([.G17])" office:value-type="float" office:value="112.849218934268" calcext:value-type="float">
            <text:p>112.8492189343</text:p>
          </table:table-cell>
          <table:table-cell table:formula="of:=([.I12]*[.I11])^[.G17]/ FACT([.G17])" office:value-type="float" office:value="1670.5474124912" calcext:value-type="float">
            <text:p>1670.5474124912</text:p>
          </table:table-cell>
          <table:table-cell table:formula="of:=(32*0.898924568312632)^[.G17]/FACT([.G17])" office:value-type="float" office:value="28528.6796524441" calcext:value-type="float">
            <text:p>28528.6796524441</text:p>
          </table:table-cell>
          <table:table-cell table:formula="of:=(64*0.8848571429)^[.G17]/FACT([.G17])" office:value-type="float" office:value="428549.801555786" calcext:value-type="float">
            <text:p>428549.801555786</text:p>
          </table:table-cell>
        </table:table-row>
        <table:table-row table:style-name="ro1">
          <table:table-cell office:value-type="string" calcext:value-type="string">
            <text:p>Mean waiting time</text:p>
          </table:table-cell>
          <table:table-cell table:style-name="ce3" table:formula="of:=1000*[.B14]*1/[.B10]/(1-[.B14])" office:value-type="float" office:value="2.17394581443484" calcext:value-type="float">
            <text:p>2.174</text:p>
          </table:table-cell>
          <table:table-cell table:style-name="ce3" table:formula="of:=1000*[.C14]*1/[.C10]/(1-[.C14])" office:value-type="float" office:value="1.37993063956553" calcext:value-type="float">
            <text:p>1.380</text:p>
          </table:table-cell>
          <table:table-cell table:style-name="ce3" table:formula="of:=1000*[.D14]*1/[.D10]/(1-[.D14])" office:value-type="float" office:value="1.34710710072326" calcext:value-type="float">
            <text:p>1.347</text:p>
          </table:table-cell>
          <table:table-cell table:style-name="ce3" table:formula="of:=1000*[.E14]*1/[.E10]/(1-[.E14])" office:value-type="float" office:value="0.998034223840675" calcext:value-type="float">
            <text:p>0.998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H12]*[.H11])^[.G18]/ FACT([.G18])" office:value-type="float" office:value="162.819344889264" calcext:value-type="float">
            <text:p>162.8193448893</text:p>
          </table:table-cell>
          <table:table-cell table:formula="of:=([.I12]*[.I11])^[.G18]/ FACT([.G18])" office:value-type="float" office:value="4727.76970746643" calcext:value-type="float">
            <text:p>4727.7697074664</text:p>
          </table:table-cell>
          <table:table-cell table:formula="of:=(32*0.898924568312632)^[.G18]/FACT([.G18])" office:value-type="float" office:value="164128.838663057" calcext:value-type="float">
            <text:p>164128.838663057</text:p>
          </table:table-cell>
          <table:table-cell table:formula="of:=(64*0.8848571429)^[.G18]/FACT([.G18])" office:value-type="float" office:value="4853828.51833619" calcext:value-type="float">
            <text:p>4853828.51833619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([.H12]*[.H11])^[.G19]/ FACT([.G19])" office:value-type="float" office:value="195.763716994286" calcext:value-type="float">
            <text:p>195.7637169943</text:p>
          </table:table-cell>
          <table:table-cell table:formula="of:=([.I12]*[.I11])^[.G19]/ FACT([.G19])" office:value-type="float" office:value="11149.9411508796" calcext:value-type="float">
            <text:p>11149.9411508796</text:p>
          </table:table-cell>
          <table:table-cell table:formula="of:=(32*0.898924568312632)^[.G19]/FACT([.G19])" office:value-type="float" office:value="786877.042361827" calcext:value-type="float">
            <text:p>786877.042361827</text:p>
          </table:table-cell>
          <table:table-cell table:formula="of:=(64*0.8848571429)^[.G19]/FACT([.G19])" office:value-type="float" office:value="45812744.9051893" calcext:value-type="float">
            <text:p>45812744.9051893</text:p>
          </table:table-cell>
        </table:table-row>
        <table:table-row table:style-name="ro1">
          <table:table-cell office:value-type="string" calcext:value-type="string">
            <text:p>M/M/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([.H12]*[.H11])^[.G20]/ FACT([.G20])" office:value-type="float" office:value="201.749102887093" calcext:value-type="float">
            <text:p>201.7491028871</text:p>
          </table:table-cell>
          <table:table-cell table:formula="of:=([.I12]*[.I11])^[.G20]/ FACT([.G20])" office:value-type="float" office:value="22539.3842328913" calcext:value-type="float">
            <text:p>22539.3842328913</text:p>
          </table:table-cell>
          <table:table-cell table:formula="of:=(32*0.898924568312632)^[.G20]/FACT([.G20])" office:value-type="float" office:value="3233568.48283532" calcext:value-type="float">
            <text:p>3233568.48283532</text:p>
          </table:table-cell>
          <table:table-cell table:formula="of:=(64*0.8848571429)^[.G20]/FACT([.G20])" office:value-type="float" office:value="370630716.024799" calcext:value-type="float">
            <text:p>370630716.024799</text:p>
          </table:table-cell>
        </table:table-row>
        <table:table-row table:style-name="ro1">
          <table:table-cell office:value-type="string" calcext:value-type="string">
            <text:p>Util = TP_MW/MAX_TP</text:p>
          </table:table-cell>
          <table:table-cell table:style-name="ce3" table:formula="of:=[.B4]/[.B10]" office:value-type="float" office:value="0.90175272382757" calcext:value-type="float">
            <text:p>0.902</text:p>
          </table:table-cell>
          <table:table-cell table:style-name="ce3" table:formula="of:=[.C4]/[.C10]" office:value-type="float" office:value="0.884397546897547" calcext:value-type="float">
            <text:p>0.884</text:p>
          </table:table-cell>
          <table:table-cell table:style-name="ce3" table:formula="of:=[.D4]/[.D10]" office:value-type="float" office:value="0.898924568312632" calcext:value-type="float">
            <text:p>0.899</text:p>
          </table:table-cell>
          <table:table-cell table:style-name="ce3" table:formula="of:=[.E4]/[.E10]" office:value-type="float" office:value="0.884857142857143" calcext:value-type="float">
            <text:p>0.885</text:p>
          </table:table-cell>
          <table:table-cell/>
          <table:table-cell office:value-type="string" calcext:value-type="string">
            <text:p>sum</text:p>
          </table:table-cell>
          <table:table-cell table:formula="of:=SUM([.H14:.H20])" office:value-type="float" office:value="768.988613763867" calcext:value-type="float">
            <text:p>768.9886137639</text:p>
          </table:table-cell>
          <table:table-cell table:formula="of:=SUM([.I14:.I20])" office:value-type="float" office:value="40674.1367310852" calcext:value-type="float">
            <text:p>40674.1367310852</text:p>
          </table:table-cell>
          <table:table-cell table:formula="of:=SUM([.J14:.J20])" office:value-type="float" office:value="4217512.59552348" calcext:value-type="float">
            <text:p>4217512.59552348</text:p>
          </table:table-cell>
          <table:table-cell table:formula="of:=SUM([.K14:.K20])" office:value-type="float" office:value="421757769.110371" calcext:value-type="float">
            <text:p>421757769.110371</text:p>
          </table:table-cell>
        </table:table-row>
        <table:table-row table:style-name="ro1">
          <table:table-cell office:value-type="string" calcext:value-type="string">
            <text:p>summ</text:p>
          </table:table-cell>
          <table:table-cell office:value-type="float" office:value="768.988613763867" calcext:value-type="float">
            <text:p>768.9886137639</text:p>
          </table:table-cell>
          <table:table-cell office:value-type="float" office:value="40674.1367310852" calcext:value-type="float">
            <text:p>40674.1367310852</text:p>
          </table:table-cell>
          <table:table-cell office:value-type="float" office:value="4217512.59552348" calcext:value-type="float">
            <text:p>4217512.59552348</text:p>
          </table:table-cell>
          <table:table-cell office:value-type="float" office:value="421757769.110371" calcext:value-type="float">
            <text:p>421757769.110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</text:p>
          </table:table-cell>
          <table:table-cell table:formula="of:=1/(1+([.B2]*[.B21])^[.B2]/(FACT([.B2])*(1-[.B21]))+[.B22])" office:value-type="float" office:value="0.000000582674609471145" calcext:value-type="float">
            <text:p>5.82674609471145E-07</text:p>
          </table:table-cell>
          <table:table-cell table:formula="of:=1/(1+([.C2]*[.C21])^[.C2]/(FACT([.C2])*(1-[.C21]))+[.C22])" office:value-type="float" office:value="0.00000000000106076342054314" calcext:value-type="float">
            <text:p>1.06076342054314E-12</text:p>
          </table:table-cell>
          <table:table-cell table:formula="of:=1/(1+([.D2]*[.D21])^[.D2]/(FACT([.D2])*(1-[.D21]))+[.D22])" office:value-type="float" office:value="1.22912602451961E-025" calcext:value-type="float">
            <text:p>1.22912602451961E-25</text:p>
          </table:table-cell>
          <table:table-cell table:formula="of:=1/(1+([.E2]*[.E21])^[.E2]/(FACT([.E2])*(1-[.E21]))+[.E22])" office:value-type="float" office:value="5.30586714748405E-049" calcext:value-type="float">
            <text:p>5.30586714748405E-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table:formula="of:=([.B2]*[.B21])^[.B2]/(FACT([.B2])*(1-[.B21]))*[.B23]" office:value-type="float" office:value="0.999551347185178" calcext:value-type="float">
            <text:p>0.9995513472</text:p>
          </table:table-cell>
          <table:table-cell table:formula="of:=([.C2]*[.C21])^[.C2]/(FACT([.C2])*(1-[.C21]))*[.C23]" office:value-type="float" office:value="0.999999956853303" calcext:value-type="float">
            <text:p>0.9999999569</text:p>
          </table:table-cell>
          <table:table-cell table:style-name="ce5" table:formula="of:=([.D2]*[.D21])^[.D2]/(FACT([.D2])*(1-[.D21]))*[.D23]" office:value-type="float" office:value="1" calcext:value-type="float">
            <text:p>1.000000000000000</text:p>
          </table:table-cell>
          <table:table-cell table:style-name="ce5" table:formula="of:=([.E2]*[.E21])^[.E2]/(FACT([.E2])*(1-[.E21]))*[.E23]-0.000000000001" office:value-type="float" office:value="0.999999999999" calcext:value-type="float">
            <text:p>0.999999999999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 number of jobs in sys</text:p>
          </table:table-cell>
          <table:table-cell table:formula="of:=[.B2]*[.B21]+[.B21]*[.B24]/(1-[.B21])" office:value-type="float" office:value="23.6023248951355" calcext:value-type="float">
            <text:p>23.6023248951</text:p>
          </table:table-cell>
          <table:table-cell table:formula="of:=[.C2]*[.C21]+[.C21]*[.C24]/(1-[.C21])" office:value-type="float" office:value="35.9510566363861" calcext:value-type="float">
            <text:p>35.9510566364</text:p>
          </table:table-cell>
          <table:table-cell table:formula="of:=[.D2]*[.D21]+[.D21]*[.D24]/(1-[.D21])" office:value-type="float" office:value="67.3236980192961" calcext:value-type="float">
            <text:p>67.3236980193</text:p>
          </table:table-cell>
          <table:table-cell table:formula="of:=[.E2]*[.E21]+[.E21]*[.E24]/(1-[.E21])" office:value-type="float" office:value="120.94657780928" calcext:value-type="float">
            <text:p>120.9465778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 number of jobs in q</text:p>
          </table:table-cell>
          <table:table-cell table:formula="of:=[.B21]*[.B24]/(1-[.B24])" office:value-type="float" office:value="2009.010353111" calcext:value-type="float">
            <text:p>2009.010353111</text:p>
          </table:table-cell>
          <table:table-cell table:formula="of:=[.C21]*[.C24]/(1-[.C24])" office:value-type="float" office:value="20497455.6130278" calcext:value-type="float">
            <text:p>20497455.6130278</text:p>
          </table:table-cell>
          <table:table-cell table:formula="of:=[.D21]*[.D24]/(1-[.D24])" office:value-type="string" office:string-value="" calcext:value-type="error">
            <text:p>#DIV/0!</text:p>
          </table:table-cell>
          <table:table-cell table:formula="of:=[.E21]*[.E24]/(1-[.E24])" office:value-type="float" office:value="884876717851.352" calcext:value-type="float">
            <text:p>884876717851.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 RT</text:p>
          </table:table-cell>
          <table:table-cell table:style-name="ce4" table:formula="of:=1/[.B10]*(1+[.B24]/([.B2]*(1-[.B21])))" office:value-type="float" office:value="0.00038746199462754" calcext:value-type="float">
            <text:p>0.000387462</text:p>
          </table:table-cell>
          <table:table-cell table:style-name="ce4" table:formula="of:=1/[.C10]*(1+[.C24]/([.C2]*(1-[.C21])))" office:value-type="float" office:value="0.000229134735144514" calcext:value-type="float">
            <text:p>0.0002291347</text:p>
          </table:table-cell>
          <table:table-cell table:style-name="ce4" table:formula="of:=1/[.D10]*(1+[.D24]/([.D2]*(1-[.D21])))" office:value-type="float" office:value="0.000174524272549053" calcext:value-type="float">
            <text:p>0.0001745243</text:p>
          </table:table-cell>
          <table:table-cell table:style-name="ce4" table:formula="of:=1/[.E10]*(1+[.E24]/([.E2]*(1-[.E21])))" office:value-type="float" office:value="0.000138681882633487" calcext:value-type="float">
            <text:p>0.00013868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ean waiting time</text:p>
          </table:table-cell>
          <table:table-cell table:formula="of:=[.B26]/[.B4]" office:value-type="float" office:value="0.527687106826801" calcext:value-type="float">
            <text:p>0.5276871068</text:p>
          </table:table-cell>
          <table:table-cell table:formula="of:=[.C26]/[.C4]" office:value-type="float" office:value="4180.50939467435" calcext:value-type="float">
            <text:p>4180.5093946744</text:p>
          </table:table-cell>
          <table:table-cell table:formula="of:=[.D26]/[.D4]" office:value-type="string" office:string-value="" calcext:value-type="error">
            <text:p>#DIV/0!</text:p>
          </table:table-cell>
          <table:table-cell table:formula="of:=[.E26]/[.E4]" office:value-type="float" office:value="129873002.884221" calcext:value-type="float">
            <text:p>129873002.88422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[.B4]*[.B27]" office:value-type="float" office:value="1.47514530594597" calcext:value-type="float">
            <text:p>1.4751453059</text:p>
          </table:table-cell>
          <table:table-cell table:formula="of:=[.C4]*[.C27]" office:value-type="float" office:value="1.12347051988707" calcext:value-type="float">
            <text:p>1.1234705199</text:p>
          </table:table-cell>
          <table:table-cell table:formula="of:=[.D4]*[.D27]" office:value-type="float" office:value="1.03574920029686" calcext:value-type="float">
            <text:p>1.0357492003</text:p>
          </table:table-cell>
          <table:table-cell table:formula="of:=[.E4]*[.E27]" office:value-type="float" office:value="0.944895139134998" calcext:value-type="float">
            <text:p>0.9448951391</text:p>
          </table:table-cell>
          <table:table-cell table:number-columns-repeated="6"/>
        </table:table-row>
        <table:table-row table:style-name="ro1">
          <table:table-cell/>
          <table:table-cell table:formula="of:=[.B4]*[.B28:.E28]" office:value-type="float" office:value="2009.010353111" calcext:value-type="float">
            <text:p>2009.010353111</text:p>
          </table:table-cell>
          <table:table-cell table:formula="of:=[.C4]*[.C28:.F28]" office:value-type="float" office:value="20497455.6130278" calcext:value-type="float">
            <text:p>20497455.6130278</text:p>
          </table:table-cell>
          <table:table-cell table:formula="of:=[.D4]*[.D28:.G28]" office:value-type="string" office:string-value="" calcext:value-type="error">
            <text:p>#DIV/0!</text:p>
          </table:table-cell>
          <table:table-cell table:formula="of:=[.E4]*[.E28:.H28]" office:value-type="float" office:value="884876717851.352" calcext:value-type="float">
            <text:p>884876717851.352</text:p>
          </table:table-cell>
          <table:table-cell table:number-columns-repeated="6"/>
        </table:table-row>
        <table:table-row table:style-name="ro1">
          <table:table-cell/>
          <table:table-cell table:formula="of:=1000*([.B27]+[.B28])" office:value-type="float" office:value="528.074568821428" calcext:value-type="float">
            <text:p>528.0745688214</text:p>
          </table:table-cell>
          <table:table-cell table:formula="of:=1000*([.C27]+[.C28])" office:value-type="float" office:value="4180509.62380908" calcext:value-type="float">
            <text:p>4180509.62380908</text:p>
          </table:table-cell>
          <table:table-cell table:formula="of:=1000*([.D27]+[.D28])" office:value-type="string" office:string-value="" calcext:value-type="error">
            <text:p>#DIV/0!</text:p>
          </table:table-cell>
          <table:table-cell table:formula="of:=1000*([.E27]+[.E28])" office:value-type="float" office:value="129873002884.36" calcext:value-type="float">
            <text:p>129873002884.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1:30:31.225840936</meta:creation-date>
    <dc:date>2017-12-17T23:24:53.270807363</dc:date>
    <meta:editing-duration>PT3H37M5S</meta:editing-duration>
    <meta:editing-cycles>2</meta:editing-cycles>
    <meta:generator>LibreOffice/5.1.6.2$Linux_X86_64 LibreOffice_project/10m0$Build-2</meta:generator>
    <meta:document-statistic meta:table-count="1" meta:cell-count="178" meta:object-count="0"/>
  </office:meta>
</office:document-meta>
</file>